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officeooo:paragraph-rsid="000b0eda"/>
    </style:style>
    <style:style style:name="P25" style:family="paragraph" style:parent-style-name="Standard">
      <style:paragraph-properties fo:line-height="150%"/>
      <style:text-properties fo:font-style="italic" officeooo:rsid="000c69b6" officeooo:paragraph-rsid="000c69b6" style:font-style-asian="italic" style:font-style-complex="italic"/>
    </style:style>
    <style:style style:name="P26" style:family="paragraph" style:parent-style-name="Standard">
      <style:paragraph-properties fo:line-height="150%"/>
      <style:text-properties fo:font-style="normal" officeooo:rsid="000733d2" officeooo:paragraph-rsid="000733d2" style:font-style-asian="normal" style:font-style-complex="normal"/>
    </style:style>
    <style:style style:name="P27" style:family="paragraph" style:parent-style-name="Standard">
      <style:paragraph-properties fo:line-height="150%"/>
      <style:text-properties officeooo:rsid="000c69b6" officeooo:paragraph-rsid="000c69b6"/>
    </style:style>
    <style:style style:name="P2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29"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0" style:family="paragraph" style:parent-style-name="Нормален1">
      <style:paragraph-properties fo:text-align="center" style:justify-single-word="false"/>
      <style:text-properties officeooo:paragraph-rsid="000ea904"/>
    </style:style>
    <style:style style:name="P31" style:family="paragraph" style:parent-style-name="Text_20_body">
      <style:text-properties officeooo:paragraph-rsid="001b1bac"/>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3">
      <style:paragraph-properties>
        <style:tab-stops>
          <style:tab-stop style:position="6.5311in" style:type="right" style:leader-style="dotted" style:leader-text="."/>
        </style:tab-stops>
      </style:paragraph-properties>
    </style:style>
    <style:style style:name="P35" style:family="paragraph" style:parent-style-name="Contents_20_Heading">
      <style:text-properties officeooo:paragraph-rsid="002610c9"/>
    </style:style>
    <style:style style:name="P36" style:family="paragraph" style:parent-style-name="Heading_20_1">
      <style:text-properties style:font-name="Times New Roman" fo:font-size="12pt" style:font-size-asian="12pt" style:font-size-complex="12pt"/>
    </style:style>
    <style:style style:name="P37" style:family="paragraph" style:parent-style-name="Heading_20_1">
      <style:text-properties officeooo:paragraph-rsid="001b1bac"/>
    </style:style>
    <style:style style:name="P38" style:family="paragraph" style:parent-style-name="Heading_20_1">
      <style:text-properties officeooo:paragraph-rsid="001c2d8d"/>
    </style:style>
    <style:style style:name="P39" style:family="paragraph" style:parent-style-name="Heading_20_2">
      <style:text-properties style:font-name="Times New Roman" fo:font-size="12pt" style:font-size-asian="12pt" style:font-size-complex="12pt"/>
    </style:style>
    <style:style style:name="P40" style:family="paragraph" style:parent-style-name="Heading_20_2">
      <style:text-properties style:font-name="Times New Roman" fo:font-size="12pt" style:font-size-asian="12pt" style:font-size-complex="12pt"/>
    </style:style>
    <style:style style:name="P41" style:family="paragraph" style:parent-style-name="Heading_20_2">
      <style:text-properties style:font-name="Times New Roman" fo:font-size="12pt" fo:font-weight="bold" style:font-size-asian="12pt" style:font-weight-asian="bold" style:font-size-complex="12pt" style:font-weight-complex="bold"/>
    </style:style>
    <style:style style:name="P42" style:family="paragraph" style:parent-style-name="Heading_20_2">
      <style:text-properties officeooo:paragraph-rsid="0014e6de"/>
    </style:style>
    <style:style style:name="P43" style:family="paragraph" style:parent-style-name="Heading_20_3">
      <style:text-properties style:font-name="Times New Roman" fo:font-size="12pt" style:font-size-asian="12pt" style:font-size-complex="12pt"/>
    </style:style>
    <style:style style:name="P44" style:family="paragraph" style:parent-style-name="Heading_20_3">
      <style:text-properties style:font-name="Times New Roman" fo:font-size="12pt" style:font-size-asian="12pt" style:font-size-complex="12pt"/>
    </style:style>
    <style:style style:name="P45" style:family="paragraph" style:parent-style-name="Heading_20_3">
      <style:paragraph-properties fo:break-before="page"/>
      <style:text-properties style:font-name="Times New Roman" fo:font-size="12pt" style:font-size-asian="12pt" style:font-size-complex="12pt"/>
    </style:style>
    <style:style style:name="P46"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7" style:family="paragraph" style:parent-style-name="Standard">
      <style:paragraph-properties fo:line-height="150%"/>
      <style:text-properties officeooo:paragraph-rsid="000ea904"/>
    </style:style>
    <style:style style:name="P48" style:family="paragraph" style:parent-style-name="Standard">
      <style:paragraph-properties fo:margin-left="0in" fo:margin-right="0.0091in" fo:line-height="150%" fo:text-indent="0in" style:auto-text-indent="false"/>
      <style:text-properties officeooo:paragraph-rsid="000ea904"/>
    </style:style>
    <style:style style:name="P49" style:family="paragraph" style:parent-style-name="Standard">
      <style:paragraph-properties fo:margin-left="0.0744in" fo:margin-right="0in" fo:line-height="150%" fo:text-indent="0in" style:auto-text-indent="false"/>
      <style:text-properties officeooo:paragraph-rsid="000ea904"/>
    </style:style>
    <style:style style:name="P50"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1"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2" style:family="paragraph" style:parent-style-name="Standard" style:list-style-name="L7">
      <style:paragraph-properties fo:line-height="150%"/>
      <style:text-properties officeooo:paragraph-rsid="000b0eda"/>
    </style:style>
    <style:style style:name="P53" style:family="paragraph" style:parent-style-name="Standard" style:list-style-name="L2">
      <style:paragraph-properties fo:line-height="150%"/>
      <style:text-properties style:font-name="Times New Roman" officeooo:paragraph-rsid="00032cff"/>
    </style:style>
    <style:style style:name="P54"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55"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56"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7"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58"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59"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60"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1"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2" style:family="paragraph" style:parent-style-name="Standard">
      <style:paragraph-properties fo:line-height="150%"/>
      <style:text-properties style:font-name="Times New Roman" officeooo:rsid="0003f63e" officeooo:paragraph-rsid="0003f63e"/>
    </style:style>
    <style:style style:name="P63" style:family="paragraph" style:parent-style-name="Standard">
      <style:paragraph-properties fo:line-height="150%"/>
      <style:text-properties style:font-name="Times New Roman" officeooo:rsid="0006fb54" officeooo:paragraph-rsid="0006fb54"/>
    </style:style>
    <style:style style:name="P64"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65"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66" style:family="paragraph" style:parent-style-name="Standard" style:list-style-name="L6">
      <style:paragraph-properties fo:line-height="150%"/>
      <style:text-properties style:font-name="Times New Roman" officeooo:rsid="000a110a" officeooo:paragraph-rsid="000a110a"/>
    </style:style>
    <style:style style:name="P67" style:family="paragraph" style:parent-style-name="Standard">
      <style:paragraph-properties fo:line-height="150%"/>
      <style:text-properties style:font-name="Times New Roman" officeooo:rsid="000a110a" officeooo:paragraph-rsid="000a110a"/>
    </style:style>
    <style:style style:name="P68"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69" style:family="paragraph" style:parent-style-name="Standard">
      <style:paragraph-properties fo:line-height="150%"/>
      <style:text-properties style:font-name="Times New Roman" officeooo:rsid="000b0eda" officeooo:paragraph-rsid="000b0eda"/>
    </style:style>
    <style:style style:name="P70" style:family="paragraph" style:parent-style-name="Standard">
      <style:paragraph-properties fo:line-height="150%"/>
      <style:text-properties style:font-name="Times New Roman" officeooo:rsid="000b0eda" officeooo:paragraph-rsid="0014e6de"/>
    </style:style>
    <style:style style:name="P71" style:family="paragraph" style:parent-style-name="Standard" style:list-style-name="L8">
      <style:paragraph-properties fo:line-height="150%"/>
      <style:text-properties officeooo:rsid="000c69b6" officeooo:paragraph-rsid="000c69b6"/>
    </style:style>
    <style:style style:name="P72" style:family="paragraph" style:parent-style-name="Standard">
      <style:paragraph-properties fo:line-height="150%"/>
      <style:text-properties officeooo:rsid="000c69b6" officeooo:paragraph-rsid="000c69b6"/>
    </style:style>
    <style:style style:name="P73" style:family="paragraph" style:parent-style-name="Standard">
      <style:paragraph-properties fo:line-height="150%"/>
      <style:text-properties officeooo:rsid="000c69b6" officeooo:paragraph-rsid="0014e6de"/>
    </style:style>
    <style:style style:name="P74" style:family="paragraph" style:parent-style-name="Standard">
      <style:paragraph-properties fo:line-height="150%"/>
      <style:text-properties officeooo:rsid="000c69b6" officeooo:paragraph-rsid="0028caea"/>
    </style:style>
    <style:style style:name="P75" style:family="paragraph" style:parent-style-name="Standard">
      <style:paragraph-properties fo:line-height="150%"/>
      <style:text-properties officeooo:rsid="000c69b6" officeooo:paragraph-rsid="002afa21"/>
    </style:style>
    <style:style style:name="P76" style:family="paragraph" style:parent-style-name="Standard">
      <style:text-properties officeooo:paragraph-rsid="001df297"/>
    </style:style>
    <style:style style:name="P77"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language="bg" fo:country="BG" fo:font-weight="bold" style:font-weight-asian="bold" style:font-name-complex="Times New Roman1" style:font-weight-complex="bold"/>
    </style:style>
    <style:style style:name="T11" style:family="text">
      <style:text-properties style:font-name="Times New Roman" fo:font-size="28pt" fo:language="bg" fo:country="BG" fo:font-weight="bold" style:font-name-asian="Times New Roman1" style:font-size-asian="28pt" style:font-weight-asian="bold" style:font-size-complex="28pt"/>
    </style:style>
    <style:style style:name="T12" style:family="text">
      <style:text-properties fo:font-weight="normal" style:font-weight-asian="normal" style:font-weight-complex="normal"/>
    </style:style>
    <style:style style:name="T13" style:family="text">
      <style:text-properties fo:font-weight="normal" officeooo:rsid="00032cff" style:font-weight-asian="normal" style:font-weight-complex="normal"/>
    </style:style>
    <style:style style:name="T14" style:family="text">
      <style:text-properties fo:font-weight="normal" officeooo:rsid="0004c2d4" style:font-weight-asian="normal" style:font-weight-complex="normal"/>
    </style:style>
    <style:style style:name="T15" style:family="text">
      <style:text-properties fo:font-weight="normal" officeooo:rsid="0006fb54" style:font-weight-asian="normal" style:font-weight-complex="normal"/>
    </style:style>
    <style:style style:name="T16" style:family="text">
      <style:text-properties officeooo:rsid="0004c2d4"/>
    </style:style>
    <style:style style:name="T17" style:family="text">
      <style:text-properties fo:font-style="italic" style:font-style-asian="italic" style:font-style-complex="italic"/>
    </style:style>
    <style:style style:name="T18" style:family="text">
      <style:text-properties fo:font-style="italic" fo:font-weight="normal" officeooo:rsid="0004c2d4" style:font-style-asian="italic" style:font-weight-asian="normal" style:font-style-complex="italic" style:font-weight-complex="normal"/>
    </style:style>
    <style:style style:name="T19" style:family="text">
      <style:text-properties fo:font-style="italic" fo:font-weight="normal" officeooo:rsid="0006fb54" style:font-style-asian="italic" style:font-weight-asian="normal" style:font-style-complex="italic" style:font-weight-complex="normal"/>
    </style:style>
    <style:style style:name="T20" style:family="text">
      <style:text-properties style:text-position="super 58%" style:font-name="Times New Roman" fo:font-size="12pt" style:font-name-asian="Calibri1" style:font-size-asian="12pt" style:font-name-complex="Times New Roman1" style:font-size-complex="12pt"/>
    </style:style>
    <style:style style:name="T2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3"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24"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25" style:family="text">
      <style:text-properties style:font-name="Times New Roman" fo:font-size="12pt" style:font-size-asian="12pt" style:font-size-complex="12pt"/>
    </style:style>
    <style:style style:name="T26" style:family="text">
      <style:text-properties fo:font-size="12pt" style:font-size-asian="12pt" style:font-size-complex="12pt"/>
    </style:style>
    <style:style style:name="T27" style:family="text">
      <style:text-properties officeooo:rsid="0027085c"/>
    </style:style>
    <style:style style:name="T28" style:family="text">
      <style:text-properties officeooo:rsid="00282e32"/>
    </style:style>
    <style:style style:name="T29" style:family="text">
      <style:text-properties officeooo:rsid="00297136"/>
    </style:style>
    <style:style style:name="T30" style:family="text">
      <style:text-properties officeooo:rsid="002afa21"/>
    </style:style>
    <style:style style:name="T31" style:family="text">
      <style:text-properties officeooo:rsid="002b6424"/>
    </style:style>
    <style:style style:name="T32" style:family="text">
      <style:text-properties officeooo:rsid="00362c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28"><draw:frame draw:style-name="fr7"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28"><text:span text:style-name="T5">ПО ЕЛЕКТРОТЕХНИКА И ЕЛЕКТРОНИКА “АПОСТОЛ АРНАУДОВ”</text:span><text:span text:style-name="T5"/></text:p>
      <text:p text:style-name="P28"><text:span text:style-name="T20">гр. Русе, ул. “Потсдам” № 3; п.к. 7005, тел. 082/84-60-96; <text:s/></text:span><text:span text:style-name="T21">e-mail: <text:s/></text:span><text:span text:style-name="T22">info-1806301@edu.mon.bg</text:span><draw:rect text:anchor-type="as-char" draw:z-index="42" draw:name="Shape1" draw:style-name="gr1" draw:text-style-name="P77" svg:width="6.5004in" svg:height="0.0213in"><text:p/></draw:rect></text:p>
      <text:p text:style-name="P47"/>
      <text:p text:style-name="P29"><text:line-break loext:clear="all"/><text:line-break loext:clear="all"/></text:p>
      <text:p text:style-name="P50"><text:span text:style-name="T11"><text:s/>ДИПЛОМЕН ПРОЕКТ</text:span><text:span text:style-name="T11"/></text:p>
      <text:p text:style-name="P15"/>
      <text:p text:style-name="P48"><text:span text:style-name="T8"><text:s/>ЗА ПРИДОБИВАНЕ НА ТРЕТА СТЕПЕН НА ПРОФЕСИОНАЛНА КВАЛИФИКАЦИЯ </text:span><text:span text:style-name="T8"/></text:p>
      <text:p text:style-name="P22"/>
      <text:p text:style-name="P23"/>
      <text:p text:style-name="P16"/>
      <text:p text:style-name="P20"/>
      <text:p text:style-name="P19"/>
      <text:p text:style-name="P19"/>
      <text:p text:style-name="P30"><text:span text:style-name="T4">ТЕМА: </text:span><text:span text:style-name="T23">Разработка на софтуер за генериране<text:line-break/>на изпитни билети</text:span><text:span text:style-name="T24">.</text:span><text:span text:style-name="T23"/></text:p>
      <text:p text:style-name="P18"/>
      <text:p text:style-name="P17"/>
      <text:p text:style-name="P17"/>
      <text:p text:style-name="P17"/>
      <text:p text:style-name="P49"><text:span text:style-name="T9">Ученик</text:span><text:span text:style-name="T6">: </text:span><text:span text:style-name="T7">Даниел Венциславов Василев</text:span><text:span text:style-name="T6"><text:tab/><text:tab/><text:tab/></text:span><text:span text:style-name="T6"/></text:p>
      <text:p text:style-name="P49"><text:span text:style-name="T9">Професия:</text:span><text:span text:style-name="T6"> Приложен програмист (код 481030</text:span><text:span text:style-name="T7">)</text:span><text:span text:style-name="T6"/></text:p>
      <text:p text:style-name="P49"><text:span text:style-name="T9">Специалност</text:span><text:span text:style-name="T6">: Приложно програмиране (код 4810301)<text:tab/><text:tab/><text:tab/><text:tab/><text:tab/><text:tab/><text:tab/><text:tab/></text:span><text:span text:style-name="T6"/></text:p>
      <text:p text:style-name="P49"><text:span text:style-name="T9">Ръководител-консултант:</text:span><text:span text:style-name="T6"> Милена Дамесова</text:span><text:span text:style-name="T6"/></text:p>
      <text:p text:style-name="P21"/>
      <text:p text:style-name="P21"/>
      <text:p text:style-name="P51"><text:span text:style-name="T6">гр.Русе</text:span><text:span text:style-name="T6"/></text:p>
      <text:p text:style-name="P51"><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ext:soft-page-break/>Съдържание</text:p>
          </text:index-title>
          <text:p text:style-name="P32"><text:a xlink:type="simple" xlink:href="#__RefHeading___Toc2506_3342384682" text:style-name="Index_20_Link" text:visited-style-name="Index_20_Link">1 Използвани езици и технологии<text:tab/>2</text:a></text:p>
          <text:p text:style-name="P33"><text:a xlink:type="simple" xlink:href="#__RefHeading___Toc2084_3342384682" text:style-name="Index_20_Link" text:visited-style-name="Index_20_Link">1.1 Rust<text:tab/>2</text:a></text:p>
          <text:p text:style-name="P34"><text:a xlink:type="simple" xlink:href="#__RefHeading___Toc2086_3342384682" text:style-name="Index_20_Link" text:visited-style-name="Index_20_Link">1.1.1 Отличаващи се особености на езика<text:tab/>3</text:a></text:p>
          <text:p text:style-name="P34"><text:a xlink:type="simple" xlink:href="#__RefHeading___Toc2088_3342384682" text:style-name="Index_20_Link" text:visited-style-name="Index_20_Link">1.1.2 Enum<text:tab/>4</text:a></text:p>
          <text:p text:style-name="P34"><text:a xlink:type="simple" xlink:href="#__RefHeading___Toc2090_3342384682" text:style-name="Index_20_Link" text:visited-style-name="Index_20_Link">1.1.3 Option типа<text:tab/>4</text:a></text:p>
          <text:p text:style-name="P34"><text:a xlink:type="simple" xlink:href="#__RefHeading___Toc2092_3342384682" text:style-name="Index_20_Link" text:visited-style-name="Index_20_Link">1.1.4 Result типа<text:tab/>4</text:a></text:p>
          <text:p text:style-name="P33"><text:a xlink:type="simple" xlink:href="#__RefHeading___Toc2094_3342384682" text:style-name="Index_20_Link" text:visited-style-name="Index_20_Link">1.2 egui<text:tab/>6</text:a></text:p>
          <text:p text:style-name="P33"><text:a xlink:type="simple" xlink:href="#__RefHeading___Toc2096_3342384682" text:style-name="Index_20_Link" text:visited-style-name="Index_20_Link">1.3 genpdf<text:tab/>7</text:a></text:p>
          <text:p text:style-name="P32"><text:a xlink:type="simple" xlink:href="#__RefHeading___Toc2098_3342384682" text:style-name="Index_20_Link" text:visited-style-name="Index_20_Link">2 Подготовка<text:tab/>8</text:a></text:p>
          <text:p text:style-name="P33"><text:a xlink:type="simple" xlink:href="#__RefHeading___Toc2100_3342384682" text:style-name="Index_20_Link" text:visited-style-name="Index_20_Link">2.1 <text:s/>Инсталиране на Rust<text:tab/>8</text:a></text:p>
          <text:p text:style-name="P33"><text:a xlink:type="simple" xlink:href="#__RefHeading___Toc2102_3342384682" text:style-name="Index_20_Link" text:visited-style-name="Index_20_Link">2.2 Избор на IDE<text:tab/>9</text:a></text:p>
          <text:p text:style-name="P34"><text:a xlink:type="simple" xlink:href="#__RefHeading___Toc2104_3342384682" text:style-name="Index_20_Link" text:visited-style-name="Index_20_Link">2.2.1 Visual Studio Code<text:tab/>9</text:a></text:p>
          <text:p text:style-name="P34"><text:a xlink:type="simple" xlink:href="#__RefHeading___Toc2106_3342384682" text:style-name="Index_20_Link" text:visited-style-name="Index_20_Link">2.2.2 Vim<text:tab/>10</text:a></text:p>
          <text:p text:style-name="P34"><text:a xlink:type="simple" xlink:href="#__RefHeading___Toc2108_3342384682" text:style-name="Index_20_Link" text:visited-style-name="Index_20_Link">2.2.3 Neovim<text:tab/>10</text:a></text:p>
          <text:p text:style-name="P33"><text:a xlink:type="simple" xlink:href="#__RefHeading___Toc2110_3342384682" text:style-name="Index_20_Link" text:visited-style-name="Index_20_Link">2.3 Git<text:tab/>11</text:a></text:p>
          <text:p text:style-name="P32"><text:a xlink:type="simple" xlink:href="#__RefHeading___Toc2779_3342384682" text:style-name="Index_20_Link" text:visited-style-name="Index_20_Link">3 Разработка<text:tab/>12</text:a></text:p>
          <text:p text:style-name="P33"><text:a xlink:type="simple" xlink:href="#__RefHeading___Toc2114_3342384682" text:style-name="Index_20_Link" text:visited-style-name="Index_20_Link">3.1 Създаване на поректа<text:tab/>12</text:a></text:p>
          <text:p text:style-name="P33"><text:a xlink:type="simple" xlink:href="#__RefHeading___Toc2116_3342384682" text:style-name="Index_20_Link" text:visited-style-name="Index_20_Link">3.2 Добавяне на библиотеки<text:tab/>13</text:a></text:p>
          <text:p text:style-name="P34"><text:a xlink:type="simple" xlink:href="#__RefHeading___Toc2118_3342384682" text:style-name="Index_20_Link" text:visited-style-name="Index_20_Link">3.2.1 Конзолни аргументи<text:tab/>13</text:a></text:p>
          <text:p text:style-name="P34"><text:a xlink:type="simple" xlink:href="#__RefHeading___Toc2120_3342384682" text:style-name="Index_20_Link" text:visited-style-name="Index_20_Link">3.2.2 Serde<text:tab/>14</text:a></text:p>
          <text:p text:style-name="P34"><text:a xlink:type="simple" xlink:href="#__RefHeading___Toc2122_3342384682" text:style-name="Index_20_Link" text:visited-style-name="Index_20_Link">3.2.3 Toml<text:tab/>15</text:a></text:p>
          <text:p text:style-name="P34"><text:a xlink:type="simple" xlink:href="#__RefHeading___Toc2124_3342384682" text:style-name="Index_20_Link" text:visited-style-name="Index_20_Link">3.2.4 genpdf<text:tab/>15</text:a></text:p>
          <text:p text:style-name="P33"><text:a xlink:type="simple" xlink:href="#__RefHeading___Toc2126_3342384682" text:style-name="Index_20_Link" text:visited-style-name="Index_20_Link">3.3 Създаване на структури от данни<text:tab/>15</text:a></text:p>
          <text:p text:style-name="P34"><text:a xlink:type="simple" xlink:href="#__RefHeading___Toc2128_3342384682" text:style-name="Index_20_Link" text:visited-style-name="Index_20_Link">3.3.1 Какво е Derive макро?<text:tab/>15</text:a></text:p>
          <text:p text:style-name="P34"><text:a xlink:type="simple" xlink:href="#__RefHeading___Toc2130_3342384682" text:style-name="Index_20_Link" text:visited-style-name="Index_20_Link">3.3.2 serde skip<text:tab/>16</text:a></text:p>
          <text:p text:style-name="P34"><text:a xlink:type="simple" xlink:href="#__RefHeading___Toc2132_3342384682" text:style-name="Index_20_Link" text:visited-style-name="Index_20_Link">3.3.3 serde default<text:tab/>16</text:a></text:p>
          <text:p text:style-name="P34"><text:a xlink:type="simple" xlink:href="#__RefHeading___Toc2134_3342384682" text:style-name="Index_20_Link" text:visited-style-name="Index_20_Link">3.3.4 enum Question<text:tab/>17</text:a></text:p>
          <text:p text:style-name="P33"><text:a xlink:type="simple" xlink:href="#__RefHeading___Toc2136_3342384682" text:style-name="Index_20_Link" text:visited-style-name="Index_20_Link">3.4 Генериране на PDF<text:tab/>17</text:a></text:p>
          <text:p text:style-name="P33"><text:a xlink:type="simple" xlink:href="#__RefHeading___Toc2138_3342384682" text:style-name="Index_20_Link" text:visited-style-name="Index_20_Link">3.5 Създаване на графичен интерфейс<text:tab/>19</text:a></text:p>
          <text:p text:style-name="P34"><text:a xlink:type="simple" xlink:href="#__RefHeading___Toc2140_3342384682" text:style-name="Index_20_Link" text:visited-style-name="Index_20_Link">3.5.1 Уведомления<text:tab/>20</text:a></text:p>
          <text:p text:style-name="P32"><text:a xlink:type="simple" xlink:href="#__RefHeading___Toc2142_3342384682" text:style-name="Index_20_Link" text:visited-style-name="Index_20_Link">4 Оптимизации<text:tab/>20</text:a></text:p>
          <text:p text:style-name="P32"><text:a xlink:type="simple" xlink:href="#__RefHeading___Toc2144_3342384682" text:style-name="Index_20_Link" text:visited-style-name="Index_20_Link">5 Компилиране за различни платформи<text:tab/>22</text:a></text:p>
        </text:index-body>
      </text:table-of-content>
      <text:h text:style-name="P37" text:outline-level="1" text:is-list-header="true"><text:alphabetical-index-mark-start text:id="IMark94464144098328"/><text:alphabetical-index-mark-start text:id="IMark94464055539080"/><text:alphabetical-index-mark-start text:id="IMark94464291854072"/><text:alphabetical-index-mark-start text:id="IMark94464111062664"/><text:alphabetical-index-mark-start text:id="IMark94464132848792"/><text:alphabetical-index-mark-start text:id="IMark94464072117992"/><text:alphabetical-index-mark-start text:id="IMark94464298444856"/><text:span text:style-name="T25"><text:line-break/><text:line-break/><text:line-break/><text:line-break/></text:span><text:alphabetical-index-mark-end text:id="IMark94464298444856"/><text:alphabetical-index-mark-end text:id="IMark94464072117992"/><text:alphabetical-index-mark-end text:id="IMark94464132848792"/><text:alphabetical-index-mark-end text:id="IMark94464111062664"/><text:alphabetical-index-mark-end text:id="IMark94464291854072"/><text:alphabetical-index-mark-end text:id="IMark94464055539080"/><text:alphabetical-index-mark-end text:id="IMark94464144098328"/></text:h>
      <text:p text:style-name="P31"><text:alphabetical-index-mark-end text:id="IMark94464298444856"/><text:alphabetical-index-mark-end text:id="IMark94464072117992"/><text:alphabetical-index-mark-end text:id="IMark94464139090104"/><text:alphabetical-index-mark-end text:id="IMark94464153741928"/><text:alphabetical-index-mark-end text:id="IMark94464142716744"/><text:alphabetical-index-mark-end text:id="IMark94464296510824"/><text:alphabetical-index-mark-end text:id="IMark94464051597320"/><text:alphabetical-index-mark-start text:id="IMark94464051597320"/><text:alphabetical-index-mark-start text:id="IMark94464296510824"/><text:alphabetical-index-mark-start text:id="IMark94464142716744"/><text:alphabetical-index-mark-start text:id="IMark94464153741928"/><text:alphabetical-index-mark-start text:id="IMark94464139090104"/><text:alphabetical-index-mark-start text:id="IMark94464072117992"/><text:alphabetical-index-mark-start text:id="IMark94464298444856"/><text:span text:style-name="T25"/></text:p>
      <text:h text:style-name="P37" text:outline-level="1"><text:bookmark-start text:name="__RefHeading___Toc2506_3342384682"/><text:soft-page-break/><text:alphabetical-index-mark-start text:id="IMark94464072117992"/><text:alphabetical-index-mark-start text:id="IMark94464298444856"/><text:alphabetical-index-mark-start text:id="IMark94464139090104"/><text:alphabetical-index-mark-start text:id="IMark94464153741928"/><text:alphabetical-index-mark-start text:id="IMark94464142716744"/><text:alphabetical-index-mark-start text:id="IMark94464296510824"/><text:alphabetical-index-mark-start text:id="IMark94464051597320"/><text:span text:style-name="T25">Използвани езици и технологии</text:span><text:bookmark-end text:name="__RefHeading___Toc2506_3342384682"/><text:alphabetical-index-mark-end text:id="IMark94464051597320"/><text:alphabetical-index-mark-end text:id="IMark94464296510824"/><text:alphabetical-index-mark-end text:id="IMark94464142716744"/><text:alphabetical-index-mark-end text:id="IMark94464153741928"/><text:alphabetical-index-mark-end text:id="IMark94464139090104"/><text:alphabetical-index-mark-end text:id="IMark94464298444856"/><text:alphabetical-index-mark-end text:id="IMark94464072117992"/></text:h>
      <text:h text:style-name="P39"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44"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 [2]</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54">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53"><text:span text:style-name="T1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5"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3">каже, че променливата е била преместена.</text:span></text:p>
        </text:list-item>
      </text:list>
      <text:h text:style-name="P45" text:outline-level="3"><text:bookmark-start text:name="__RefHeading___Toc2088_3342384682"/>Enum<text:bookmark-end text:name="__RefHeading___Toc2088_3342384682"/></text:h>
      <text:p text:style-name="P55"><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62"><draw:frame draw:style-name="fr1" draw:name="Frame2" text:anchor-type="char" svg:x="0.8299in" svg:y="0.1335in" svg:width="5.2661in" draw:z-index="2"><draw:text-box fo:min-height="3.0717in"><text:p text:style-name="Фигура"><draw:frame draw:style-name="fr5"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h text:style-name="P43"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43"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3" draw:name="Frame3" text:anchor-type="char" svg:width="6.3744in" draw:z-index="4"><draw:text-box fo:min-height="2.6972in"><text:p text:style-name="Фигура"><draw:frame draw:style-name="fr6"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27">[4]</text:span>. Същият код написан на Rust би изглеждал по следния начин [Фигура <text:span text:style-name="T16">4</text:span>].</text:p>
      <text:p text:style-name="P5"><draw:frame draw:style-name="fr1" draw:name="Frame4" text:anchor-type="char" svg:x="0.1866in" svg:y="0.139in" svg:width="6.9252in" draw:z-index="6"><draw:text-box fo:min-height="4.2063in"><text:p text:style-name="Фигура"><draw:frame draw:style-name="fr5"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40"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57">Най-лесната за използване GUI библиотека;</text:p>
        </text:list-item>
        <text:list-item>
          <text:p text:style-name="P57">Отзивчив: цели поне 60 FPS при компилация с Debug опциите;</text:p>
        </text:list-item>
        <text:list-item>
          <text:p text:style-name="P57">Преносим: кодът да работи в браузър и като собствено приложение;</text:p>
        </text:list-item>
        <text:list-item>
          <text:p text:style-name="P57">Лесен за интегриране във всяка среда;</text:p>
        </text:list-item>
        <text:list-item>
          <text:p text:style-name="P57">Модулен: можете да използвате малки части от egui и да ги комбинирате по нови начини</text:p>
        </text:list-item>
        <text:list-item>
          <text:p text:style-name="P57">Минимален брой завивисимости (библиотеки).</text:p>
        </text:list-item>
      </text:list>
      <text:p text:style-name="P2"><text:span text:style-name="T14"><text:tab/>egui библиотеката ни дава достъп до </text:span><text:span text:style-name="T18">eframe::App</text:span><text:span text:style-name="T14"> интерфейса. Този интерфес съдържа една функция </text:span><text:span text:style-name="T18">update</text:span><text:span text:style-name="T14">.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Фигура"><draw:frame draw:style-name="fr5"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4">учи някакво събите (Event) от мишката или клавиатурата. [Фигура </text:span><text:span text:style-name="T15">5</text:span><text:span text:style-name="T14">]</text:span></text:p>
      <text:p text:style-name="P2"><text:soft-page-break/><text:span text:style-name="T14"><text:tab/>Библиотеката е достатъчно умна сама да прецени дали се нуждае от повторно</text:span></text:p>
      <text:p text:style-name="P6">изобразяване, или не.</text:p>
      <text:p text:style-name="P2"><text:span text:style-name="T1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5">а и извикване на </text:span><text:span text:style-name="T19">ui.button</text:span><text:span text:style-name="T15"> функцията</text:span><text:span text:style-name="T14">.</text:span></text:p>
      <text:h text:style-name="P41" text:outline-level="2"><text:bookmark-start text:name="__RefHeading___Toc2096_3342384682"/>genpdf<text:bookmark-end text:name="__RefHeading___Toc2096_3342384682"/></text:h>
      <text:p text:style-name="P59"><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59"><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59"><text:tab/>Използвайки genpdf::Element интерфейса, разработчиците на genpdf са ни пре-</text:p>
      <text:p text:style-name="P59">доставили най-често използваните елементи:</text:p>
      <text:list text:style-name="L4">
        <text:list-item>
          <text:p text:style-name="P60">Контейнери:</text:p>
          <text:list>
            <text:list-item>
              <text:p text:style-name="P60">LinearLayout: подрежда елементите си последователно;</text:p>
            </text:list-item>
            <text:list-item>
              <text:p text:style-name="P60">TableLayout: подрежда елементите си в колони и редове;</text:p>
            </text:list-item>
            <text:list-item>
              <text:p text:style-name="P60">OrderedList/UnorderedList: подредете елементите им последователно с bullet-и.</text:p>
            </text:list-item>
          </text:list>
        </text:list-item>
        <text:list-item>
          <text:p text:style-name="P60">Текст</text:p>
          <text:list>
            <text:list-item>
              <text:p text:style-name="P60">Text: един ред текст;</text:p>
            </text:list-item>
            <text:list-item>
              <text:p text:style-name="P60">Paragraph: подравнен параграф.</text:p>
            </text:list-item>
          </text:list>
        </text:list-item>
        <text:list-item>
          <text:p text:style-name="P60">Обвивки:</text:p>
          <text:list>
            <text:list-item>
              <text:p text:style-name="P60">FramedElement: елемент с рамка;</text:p>
            </text:list-item>
            <text:list-item>
              <text:p text:style-name="P60">PaddedElement: добавя разтояние между елементите;</text:p>
            </text:list-item>
            <text:list-item>
              <text:p text:style-name="P60">StyledElement: задава стил по подразбиране за обвития елемент и неговите деца (елементите, които му принадлежат).</text:p>
            </text:list-item>
          </text:list>
        </text:list-item>
        <text:list-item>
          <text:p text:style-name="P60">Други:</text:p>
          <text:list>
            <text:list-item>
              <text:p text:style-name="P60">Image: снимка с описание;</text:p>
            </text:list-item>
            <text:list-item>
              <text:p text:style-name="P60">Break: добавя прекъсвания на редове като разделител;</text:p>
            </text:list-item>
            <text:list-item>
              <text:p text:style-name="P60">PageBreak: добавя принудително прекъсване на страницата.</text:p>
            </text:list-item>
          </text:list>
        </text:list-item>
      </text:list>
      <text:p text:style-name="P63"><text:soft-page-break/></text:p>
      <text:h text:style-name="P36" text:outline-level="1"><text:bookmark-start text:name="__RefHeading___Toc2098_3342384682"/>Подготовка<text:bookmark-end text:name="__RefHeading___Toc2098_3342384682"/></text:h>
      <text:p text:style-name="P61">Преди да започнем с разработката на софтуера трябва да настроим нашата среда за <text:span text:style-name="T32">разработка</text:span>. Тя включва Rust компилатора, текстов редактор (IDE) и Git за контрол на версиитe.</text:p>
      <text:h text:style-name="P40" text:outline-level="2"><text:bookmark-start text:name="__RefHeading___Toc2100_3342384682"/><text:s/>Инсталиране на Rust<text:bookmark-end text:name="__RefHeading___Toc2100_3342384682"/></text:h>
      <text:p text:style-name="P61"><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text:p>
      <text:p text:style-name="P8">можем да инсталираме Rust с една проста команда:</text:p>
      <text:p text:style-name="P9">curl --proto ’= https ’ -- tlsv1.2 - sSf https://sh.rustup.rs | sh</text:p>
      <text:p text:style-name="P11"><text:tab/>Или през package manager-а на операционната система. В MacOS можем да</text:p>
      <text:p text:style-name="P11">използваме Homebrew. За да инсталираме Rust, трябва да изпълним следните</text:p>
      <text:p text:style-name="P11">команди:</text:p>
      <text:p text:style-name="P9">/bin/bash -c "$(curl -fsSL https://raw.githubusercontent.com/Homebrew/install/HEAD/install.sh)"</text:p>
      <text:p text:style-name="P9">brew install rust</text:p>
      <text:p text:style-name="P11"><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4">Arch Linux - pacman -S rustup</text:p>
        </text:list-item>
        <text:list-item>
          <text:p text:style-name="P64">Debian Linux - apt-get install rustup</text:p>
        </text:list-item>
        <text:list-item>
          <text:p text:style-name="P64">Fedora Linux - dnf install rust cargo</text:p>
        </text:list-item>
      </text:list>
      <text:p text:style-name="P11"><text:tab/>За да инсталираме Rust на Windows, трябва да изтеглим 64 или 32 битовия</text:p>
      <text:p text:style-name="P26"><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1"/>
      <text:p text:style-name="P11"/>
      <text:p text:style-name="P11"/>
      <text:p text:style-name="P11"/>
      <text:p text:style-name="P11"><draw:frame draw:style-name="fr2" draw:name="Frame6" text:anchor-type="char" svg:y="-0.1291in" svg:width="5.6591in" draw:z-index="10"><draw:text-box fo:min-height="3.75in"><text:p text:style-name="Фигура"><draw:frame draw:style-name="fr6"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40"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43"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5"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43" text:outline-level="3"><text:bookmark-start text:name="__RefHeading___Toc2106_3342384682"/>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2"><text:tab/>Vim разполага с 3 режима за работа и това са:</text:p>
      <text:list text:style-name="L6">
        <text:list-item>
          <text:p text:style-name="P66">Normal - В нормалния режим можем само да манипулираме текст;</text:p>
        </text:list-item>
        <text:list-item>
          <text:p text:style-name="P66">Visual - В визуалния режим можем да избираме по-големи региони от текст;</text:p>
        </text:list-item>
        <text:list-item>
          <text:p text:style-name="P66">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43"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28">[11]</text:span></text:p>
      <text:p text:style-name="P14"><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
      <text:p text:style-name="P14"><draw:frame draw:style-name="fr2" draw:name="Frame8" text:anchor-type="char" svg:y="0.0244in" svg:width="6.0717in" draw:z-index="14"><draw:text-box fo:min-height="3.6366in"><text:p text:style-name="Фигура"><draw:frame draw:style-name="fr5"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p>
      <text:h text:style-name="P42" text:outline-level="2"><text:bookmark-start text:name="__RefHeading___Toc2110_3342384682"/><text:span text:style-name="T25">Git</text:span><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 <text:span text:style-name="T28">[12]</text:span></text:p>
      <text:p text:style-name="P14"><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
      <text:p text:style-name="P76"><text:bookmark-start text:name="__RefHeading___Toc2112_3342384682"/><draw:frame draw:style-name="fr3" draw:name="Frame9" text:anchor-type="char" svg:width="5.2945in" draw:z-index="16"><draw:text-box fo:min-height="3.3311in"><text:p text:style-name="Фигура"><draw:frame draw:style-name="fr5"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76"/>
      <text:p text:style-name="P76"/>
      <text:p text:style-name="P76"/>
      <text:p text:style-name="P76"/>
      <text:p text:style-name="P76"><text:line-break/><text:line-break/><text:line-break/><text:line-break/><text:line-break/><text:line-break/><text:line-break/><text:line-break/></text:p>
      <text:h text:style-name="P38" text:outline-level="1"><text:bookmark-start text:name="__RefHeading___Toc2779_3342384682"/><text:span text:style-name="T25">Разработка</text:span><text:bookmark-end text:name="__RefHeading___Toc2779_3342384682"/></text:h>
      <text:h text:style-name="P40" text:outline-level="2"><text:bookmark-start text:name="__RefHeading___Toc2114_3342384682"/>Създаване на поректа<text:bookmark-end text:name="__RefHeading___Toc2114_3342384682"/></text:h>
      <text:p text:style-name="P14"><text:tab/>За да създадем нов Rust проект, първо трябва до отворим конзолата и да изпълним следната команда:</text:p>
      <text:p text:style-name="P10"><text:soft-page-break/>cargo new test --generator</text:p>
      <text:p text:style-name="P14"><text:tab/>Тя ще генерира папка с името test-generator, в която се намира проекта. В <text:span text:style-name="T17">src</text:span> папката се намират файловете, в които пишем кода, а в <text:span text:style-name="T17">Cargo.toml</text:span> файла се намира конфигурацията на проекта.</text:p>
      <text:p text:style-name="P14"><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5"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40" text:outline-level="2"><text:bookmark-start text:name="__RefHeading___Toc2116_3342384682"/>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5"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43" text:outline-level="3"><text:bookmark-start text:name="__RefHeading___Toc2118_3342384682"/><text:soft-page-break/>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7">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tab/>Clap ни предоставя с <text:span text:style-name="T1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5"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4"/>
      <text:p text:style-name="P14"/>
      <text:p text:style-name="P14"/>
      <text:p text:style-name="P14"/>
      <text:p text:style-name="P14"/>
      <text:p text:style-name="P14"/>
      <text:p text:style-name="P14"/>
      <text:p text:style-name="P14"/>
      <text:p text:style-name="P14"/>
      <text:p text:style-name="P70"><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6"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43" text:outline-level="3"><text:bookmark-start text:name="__RefHeading___Toc2120_3342384682"/><text:soft-page-break/>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43" text:outline-level="3"><text:bookmark-start text:name="__RefHeading___Toc2122_3342384682"/>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43" text:outline-level="3"><text:bookmark-start text:name="__RefHeading___Toc2124_3342384682"/>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40"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soft-page-break/><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43"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43" text:outline-level="3"><text:bookmark-start text:name="__RefHeading___Toc2130_3342384682"/>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43"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43" text:outline-level="3"><text:bookmark-start text:name="__RefHeading___Toc2134_3342384682"/><text:soft-page-break/>enum Question<text:bookmark-end text:name="__RefHeading___Toc2134_3342384682"/></text:h>
      <text:p text:style-name="P7"><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5"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68"/>
      <text:p text:style-name="P68"/>
      <text:h text:style-name="P40"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52"><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2">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2">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24"/>
      <text:h text:style-name="P40" text:outline-level="2"><text:bookmark-start text:name="__RefHeading___Toc2138_3342384682"/><text:soft-page-break/>Създаване на графичен интерфейс<text:bookmark-end text:name="__RefHeading___Toc2138_3342384682"/></text:h>
      <text:p text:style-name="P27"><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73"><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5"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5"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text:p>
      <text:h text:style-name="P40" text:outline-level="2"><text:bookmark-start text:name="__RefHeading___Toc2140_3342384682"/>Уведомления<text:bookmark-end text:name="__RefHeading___Toc2140_3342384682"/></text:h>
      <text:p text:style-name="P27">За да съобщим на потребителя за статуса на програмата ще използваме <text:span text:style-name="T17">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1.0075in" svg:width="4.2402in" draw:z-index="32"><draw:text-box fo:min-height="3.1016in"><text:p text:style-name="Фигура"><draw:frame draw:style-name="fr5"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h text:style-name="P36" text:outline-level="1"><text:bookmark-start text:name="__RefHeading___Toc2142_3342384682"/>Оптимизации<text:bookmark-end text:name="__RefHeading___Toc2142_3342384682"/></text:h>
      <text:p text:style-name="P27"><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7"><draw:frame draw:style-name="fr2" draw:name="Frame18" text:anchor-type="char" svg:y="-0.0264in" svg:width="3.352in" draw:z-index="34"><draw:text-box fo:min-height="2.0728in"><text:p text:style-name="Фигура"><draw:frame draw:style-name="fr5"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27"/>
      <text:p text:style-name="P27"/>
      <text:p text:style-name="P27"/>
      <text:p text:style-name="P27"/>
      <text:p text:style-name="P27"/>
      <text:p text:style-name="P27"/>
      <text:p text:style-name="P27"/>
      <text:list text:style-name="L8">
        <text:list-item>
          <text:p text:style-name="P71"><text:soft-page-break/>strip - премахва символите за повечето дебъгване;</text:p>
        </text:list-item>
        <text:list-item>
          <text:p text:style-name="P71">opt-level - колко пъти компилатора да се пробва да оптимизира кода;</text:p>
        </text:list-item>
        <text:list-item>
          <text:p text:style-name="P71">lto - извършва оптимизации при свързването (linking) на всички библиотеки с програмата;</text:p>
        </text:list-item>
        <text:list-item>
          <text:p text:style-name="P71">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1"/>
        </text:list-item>
      </text:list>
      <text:p text:style-name="P27"><text:tab/>За да кажем на компилатора да компилира програвата с всички оптимизации, можем да</text:p>
      <text:p text:style-name="P27">подадем –release флага на компилатора.</text:p>
      <text:p text:style-name="P25">cargo build -- release</text:p>
      <text:p text:style-name="P73"><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5"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5"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36" text:outline-level="1"><text:bookmark-start text:name="__RefHeading___Toc2144_3342384682"/><text:soft-page-break/>Компилиране за различни платформи<text:bookmark-end text:name="__RefHeading___Toc2144_3342384682"/></text:h>
      <text:p text:style-name="P27"><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7">rustup target list</text:p>
      <text:p text:style-name="P27"><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7"><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7"><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7"><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5"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line-break/></text:p>
      <text:p text:style-name="P27"><text:soft-page-break/>Литература</text:p>
      <text:p text:style-name="P27">[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74">[2] Garbage collection (computer science) — Wikipedia, The Free Encyclopedia. url: </text:p>
      <text:p text:style-name="P74"><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29">3</text:span></text:a></text:p>
      <text:p text:style-name="P75">[3] Defining an Enum. url: <text:a xlink:type="simple" xlink:href="https://doc.rust-lang.org/book/ch06-01-defining-an-enum.html" text:style-name="Internet_20_link" text:visited-style-name="Visited_20_Internet_20_Link">https://doc.rust-lang.org/book/ch06-01-defining-an-enum.html</text:a></text:p>
      <text:p text:style-name="P27">[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7">[5] User-friendly PDF generator written in pure Rust. url: <text:a xlink:type="simple" xlink:href="https://git.sr.ht/~ireas/genpdf-rs" text:style-name="Internet_20_link" text:visited-style-name="Visited_20_Internet_20_Link">https://git.sr.ht/~ireas/genpdf-rs</text:a></text:p>
      <text:p text:style-name="P27">[6] Trait genpdf::Element. url: <text:a xlink:type="simple" xlink:href="https://docs.rs/genpdf/0.2.0/genpdf/trait.Element.html" text:style-name="Internet_20_link" text:visited-style-name="Visited_20_Internet_20_Link">https://docs.rs/genpdf/0.2.0/genpdf/trait.Element.html</text:a></text:p>
      <text:p text:style-name="P27">[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27">[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75">[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27">[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27">[11] neovim - GitHub User. url: <text:a xlink:type="simple" xlink:href="https://github.com/neovim/neovim/" text:style-name="Internet_20_link" text:visited-style-name="Visited_20_Internet_20_Link">https://github.com/neovim/neovim/</text:a></text:p>
      <text:p text:style-name="P27">[12] Git — Wikipedia, The Free Encyclopedia. <text:span text:style-name="T31">u</text:span>rl: <text:a xlink:type="simple" xlink:href="https://en.wikipedia.org/w/index.php?title=Git&amp;oldid=1145875787" text:style-name="Internet_20_link" text:visited-style-name="Visited_20_Internet_20_Link">https://en.wikipedia.org/w/index.php?title=Git&amp;oldid=1145875787</text:a></text:p>
      <text:p text:style-name="P27">[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8:26:35.269180916</dc:date>
    <meta:editing-duration>PT2H57M56S</meta:editing-duration>
    <meta:editing-cycles>42</meta:editing-cycles>
    <meta:generator>LibreOffice/7.4.6.2$Linux_X86_64 LibreOffice_project/40$Build-2</meta:generator>
    <meta:document-statistic meta:table-count="0" meta:image-count="22" meta:object-count="0" meta:page-count="23" meta:paragraph-count="248" meta:word-count="4129" meta:character-count="27566" meta:non-whitespace-character-count="23571"/>
  </office:meta>
</office:document-meta>
</file>